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0bb700"/>
    </style:style>
    <style:style style:name="P3" style:family="paragraph" style:parent-style-name="Preformatted_20_Text">
      <style:text-properties fo:language="hsb" fo:country="DE" officeooo:paragraph-rsid="000d5fc1"/>
    </style:style>
    <style:style style:name="P4" style:family="paragraph" style:parent-style-name="Preformatted_20_Text">
      <style:text-properties fo:language="hsb" fo:country="DE" officeooo:paragraph-rsid="000f66b6"/>
    </style:style>
    <style:style style:name="P5" style:family="paragraph" style:parent-style-name="Preformatted_20_Text">
      <style:text-properties officeooo:paragraph-rsid="000bb700"/>
    </style:style>
    <style:style style:name="P6" style:family="paragraph" style:parent-style-name="Preformatted_20_Text">
      <style:text-properties officeooo:paragraph-rsid="000d5fc1"/>
    </style:style>
    <style:style style:name="P7" style:family="paragraph" style:parent-style-name="Preformatted_20_Text">
      <style:text-properties officeooo:paragraph-rsid="000e4d30"/>
    </style:style>
    <style:style style:name="P8" style:family="paragraph" style:parent-style-name="Preformatted_20_Text">
      <style:text-properties officeooo:paragraph-rsid="000f66b6"/>
    </style:style>
    <style:style style:name="P9" style:family="paragraph" style:parent-style-name="Preformatted_20_Text">
      <style:text-properties officeooo:paragraph-rsid="0010e176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0bb700"/>
    </style:style>
    <style:style style:name="T3" style:family="text">
      <style:text-properties fo:language="hsb" fo:country="DE" officeooo:rsid="000f66b6"/>
    </style:style>
    <style:style style:name="T4" style:family="text">
      <style:text-properties officeooo:rsid="000bb700"/>
    </style:style>
    <style:style style:name="T5" style:family="text">
      <style:text-properties officeooo:rsid="000d5fc1"/>
    </style:style>
    <style:style style:name="T6" style:family="text">
      <style:text-properties officeooo:rsid="000f66b6"/>
    </style:style>
    <style:style style:name="T7" style:family="text">
      <style:text-properties officeooo:rsid="0010e1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15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5"><text:span text:style-name="T1">kapitl((</text:span>Druhi list swj. japoštoła Pawoła na Timotheja.<text:span text:style-name="T4">))</text:span></text:p>
      <text:p text:style-name="P5"/>
      <text:p text:style-name="P5"><text:span text:style-name="T4">staw((</text:span>Prěni staw.<text:span text:style-name="T4">))</text:span></text:p>
      <text:p text:style-name="P5"/>
      <text:p text:style-name="P5"><text:span text:style-name="T4">detail((</text:span>Napominanje k wobstajnosći na čistej wučbje w přesćěhanju.<text:span text:style-name="T4">))</text:span></text:p>
      <text:p text:style-name="P5"/>
      <text:p text:style-name="P2">%----------------------------------- </text:p>
      <text:p text:style-name="P2"/>
      <text:p text:style-name="P5">1. Pawoł, japoštoł Jezom Chrysta přez Božu wolu, po slubje teho žiwjenja w Chrystusu Jezusu: <text:span text:style-name="T4">ref((</text:span>St. 2, 10.<text:span text:style-name="T4">))</text:span> </text:p>
      <text:p text:style-name="P5"/>
      <text:p text:style-name="P5">2. Mojemu lubemu synej Timotejej budź hnada, smilnosć, měr wot Boha Wótca a Chrystusa Jezusa, našeho Knjeza! <text:span text:style-name="T4">ref((</text:span>1 Kor. 7, 25.<text:span text:style-name="T4">))</text:span> </text:p>
      <text:p text:style-name="Preformatted_20_Text"/>
      <text:p text:style-name="P5">3. Ja so Bohu dźakuju, kotremuž słužu wot mojich wótcow hew w čistym swědomnju, tak zo ja njepšeztanu će wopomnić w mojej modlitwje w nocy a wodnjo; <text:span text:style-name="T4">ref((</text:span>Jap. zk. 24, 16. St. 23, 1. Rom. 1, 8. 9.<text:span text:style-name="T4">))</text:span></text:p>
      <text:p text:style-name="P5"/>
      <text:p text:style-name="P5"/>
      <text:p text:style-name="P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6.tif.large.jpg </text:p>
      <text:p text:style-name="Preformatted_20_Text">%----------------------------------------------------------- </text:p>
      <text:p text:style-name="Preformatted_20_Text"/>
      <text:p text:style-name="Preformatted_20_Text">4. A žadam sebi, zo bych će wohladał, hdyž spomnju na twoje sylzy, zo bych z wjesołosću napjelnjeny był; </text:p>
      <text:p text:style-name="Preformatted_20_Text"/>
      <text:p text:style-name="P5">5. A dopomnju so teje praweje čisteje wěry w tebi, kotraž prjedy je bydliła w twojej wowi Loidźe a w twojej maćeri Eunizy; sym pak wěsty, zo tež w tebi. <text:span text:style-name="T4">ref((</text:span>Jap. zt. 16, 1.<text:span text:style-name="T4">))</text:span> </text:p>
      <text:p text:style-name="Preformatted_20_Text"/>
      <text:p text:style-name="P5">6. Teho dla će napominam, zo by tón dar Boži zbudźił, kotryž w tebi je, přez nakładźenje mojeju rukow. <text:span text:style-name="T4">ref((</text:span>1 Thes. 5, 19. 1 Tim. 4, 14.<text:span text:style-name="T4">))</text:span></text:p>
      <text:p text:style-name="P5"/>
      <text:p text:style-name="P2">%----------------------------------- </text:p>
      <text:p text:style-name="P2"/>
      <text:p text:style-name="P5"><text:span text:style-name="T4">detail((</text:span>Tekst na 2. swjedźeń swjatkow. IV.<text:span text:style-name="T4">))</text:span></text:p>
      <text:p text:style-name="Preformatted_20_Text"/>
      <text:p text:style-name="P2">%----------------------------------- </text:p>
      <text:p text:style-name="P2"/>
      <text:p text:style-name="P5">7. Přetož Bóh nam dał njeje ducha teje bojosće, ale teje mocy a lubosće a ztroweje mysle.) <text:span text:style-name="T4">ref((</text:span>Rom. 8, 15.<text:span text:style-name="T4">))</text:span></text:p>
      <text:p text:style-name="P5"/>
      <text:p text:style-name="P5">8. Teho dla njehanibuj so teho swědčenja našeho Knjeza, ani mje, kiž jeho zwjazany sym; ale ćeŕh tež zo mnu na epangeliju po Božej mocy, <text:span text:style-name="T4">ref((</text:span>Rom. 1, 16.<text:span text:style-name="T4">))</text:span> </text:p>
      <text:p text:style-name="Preformatted_20_Text"/>
      <text:p text:style-name="P5">9. Kotryž nas zbóžnych je sčinił a powołał ze swjatym powołanjom, nic po našich skutkach, ale po swojim naftajenju a po tej hnadźe, kotraž nam data je w Chrystusu Jezusu před časom teho swěta, <text:span text:style-name="T4">ref((</text:span>Eph. 1, 3. 4. Tit. 3, 5. Rom. 16, 25. Eph. 3, 9. Kol. 1, 26.<text:span text:style-name="T4">))</text:span></text:p>
      <text:p text:style-name="Preformatted_20_Text"/>
      <text:p text:style-name="P5">10. Nětk pak je so zjawnje wopokazała přez to zjewjenje našeho zbóžnika Jezom Chrysta, kiž je smjerći móc wzał, žiwjenje pak a njezachodnozć na swětło přinjesł přez to ewangelion, <text:span text:style-name="T4">ref((</text:span>Rom. 16, 25. 26. 1 Kor. 15, 55. Hebr. 2, 14. Jez. 25, 8. Hoz. 13, 14.<text:span text:style-name="T4">))</text:span></text:p>
      <text:p text:style-name="Preformatted_20_Text"/>
      <text:p text:style-name="P5">11. Na kotrež ja postajeny sym za prědarja a za japoštoła a za wučerja tych pohanow. <text:span text:style-name="T4">ref((</text:span>kiKor: 1, 17. 1 Tini: 2, 7.<text:span text:style-name="T4">))</text:span></text:p>
      <text:p text:style-name="P5"><text:s/></text:p>
      <text:p text:style-name="Preformatted_20_Text">12. Teje wěcy dla tež tuto ćerpju; ale so ničo njehanibuju, přetož ja wěm, komu ja wěrił sym, a sym wěsty, zo wón mócny je, mój wotkład wobarnować hač do tamneho dnja. </text:p>
      <text:p text:style-name="Preformatted_20_Text"/>
      <text:p text:style-name="P5">13. Dźerž při tym napismje tych strowych słowow, kotrež wote mnje słyšał sy, wot teje wěry a lubosće w Chrystusu Jezusu; <text:span text:style-name="T4">ref((</text:span>Tit. 2, 1.<text:span text:style-name="T4">))</text:span></text:p>
      <text:p text:style-name="P5"/>
      <text:p text:style-name="Preformatted_20_Text">14. Tón krasny wotkład zakhowaj přez swjateho Ducha, kiž w nas bydli. </text:p>
      <text:p text:style-name="Preformatted_20_Text"/>
      <text:p text:style-name="Preformatted_20_Text">15. Ty wo tym wěš, zo su so wote mnje wobroćili wšitcy, kiž su we Aziskej, bjez kotrymiž staj Phigellus a Hermogenes. </text:p>
      <text:p text:style-name="Preformatted_20_Text"/>
      <text:p text:style-name="P5">16. Tón Knjez daj smilnosć Oneziphorowemu domu,zo mje husto je wokřewił a njeje so mojich rjećazow hańbował; <text:span text:style-name="T4">ref((</text:span>St. 4, 19.<text:span text:style-name="T4">))</text:span> </text:p>
      <text:p text:style-name="Preformatted_20_Text"/>
      <text:p text:style-name="Preformatted_20_Text">17. Haj, jako wón w Romje běše, pytaše wón mje swěru a namaka mje. </text:p>
      <text:p text:style-name="Preformatted_20_Text"/>
      <text:p text:style-name="Preformatted_20_Text">18. Njech jemu tón Knjez da, zo by smilnosć namakał pola teho Knjeza na tamnym dnju; tež ty najlěpje wěš, kak wjele wón mi we Ephezu je słužił. </text:p>
      <text:p text:style-name="Preformatted_20_Text"/>
      <text:p text:style-name="Preformatted_20_Text"/>
      <text:p text:style-name="Preformatted_20_Text"><text:soft-page-break/></text:p>
      <text:p text:style-name="P2">%----------------------------------- </text:p>
      <text:p text:style-name="P5"><text:span text:style-name="T1"/></text:p>
      <text:p text:style-name="P5"><text:span text:style-name="T2">staw((</text:span>2. staw.<text:span text:style-name="T4">))</text:span></text:p>
      <text:p text:style-name="P5"/>
      <text:p text:style-name="P5"><text:span text:style-name="T4">detail((</text:span>Timothejowa swěrnosć w zastojństwje; trošt w ćerpjenju. Někotre złósće, kotrychž so mamy zdalować.<text:span text:style-name="T4">))</text:span></text:p>
      <text:p text:style-name="Preformatted_20_Text"/>
      <text:p text:style-name="P2">%----------------------------------- </text:p>
      <text:p text:style-name="P2"/>
      <text:p text:style-name="Preformatted_20_Text">1. Teho dla ty, mój syno, posylń so přez tu hnadu w Chrystusu Jezusu; </text:p>
      <text:p text:style-name="Preformatted_20_Text"/>
      <text:p text:style-name="P5">2. A štož wote mnje słyšał sy přez wjele swědkow, to poruč swěrnym ludźom, kotřiž bychu dostojni byli tež druhich nawučić. <text:span text:style-name="T4">ref((</text:span>St. 1, 13. 1Tim:3,2:<text:span text:style-name="T4">))</text:span></text:p>
      <text:p text:style-name="P5"/>
      <text:p text:style-name="P5">3. Dha pšećeŕh złe jako dobry wojak Jezom Chrysta. <text:span text:style-name="T4">ref((</text:span>ž St. 1, 6. St. 4, 5.<text:span text:style-name="T4">))</text:span> </text:p>
      <text:p text:style-name="Preformatted_20_Text"/>
      <text:p text:style-name="Preformatted_20_Text">4. Žadyn, kotryž za wojaka słuži, njepleće so do wšelkeho dźěła teje žiwnosće, zo by so temu, wot kotrehož za wojaka je horje wzaty, spodobał. </text:p>
      <text:p text:style-name="Preformatted_20_Text"/>
      <text:p text:style-name="P5">5. A hdyž so štó bědźi, dha wšak krónowany njebudźe, chiba zo so prawje je bědźił. <text:span text:style-name="T4">ref((</text:span>St. 4, 8<text:span text:style-name="T4">))</text:span></text:p>
      <text:p text:style-name="P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7.tif.large.jpg </text:p>
      <text:p text:style-name="Preformatted_20_Text">%----------------------------------------------------------- </text:p>
      <text:p text:style-name="P5"><text:s/></text:p>
      <text:p text:style-name="Preformatted_20_Text">6. Rólnik, kiž so prócuje, ma prěńše płody wužiwać. </text:p>
      <text:p text:style-name="Preformatted_20_Text"/>
      <text:p text:style-name="Preformatted_20_Text">7. Wopomi, štož ja praju! Tón Knjez pak daj ći rozum na wšitko. </text:p>
      <text:p text:style-name="Preformatted_20_Text"/>
      <text:p text:style-name="P5">8. Měj w pomjatku Jezom Chrysta, kiž je horje stanył wot morwych a je so narodźił ze symjenja Dapitoweho, po mojim ewangeliju, <text:span text:style-name="T4">ref((</text:span>1 Kor. 15, 4. 20. 2 Sam. 7, 12.<text:span text:style-name="T4">))</text:span></text:p>
      <text:p text:style-name="Preformatted_20_Text"/>
      <text:p text:style-name="P5">9. Při kotrymž ja złe pšećeŕpju hač do zwjazkow jako złóstnik; ale Bože słowo njeje zwjazane.</text:p>
      <text:p text:style-name="P5"><text:s/></text:p>
      <text:p text:style-name="P5">10. Teho dla znjesu ja wšitko tych wuzwolenych dla, zo bychu tež woni zbóžnosć dóstali w Chrystusu Jezusu z wěčnej krasnosću. <text:span text:style-name="T4">ref((</text:span>Kol. 1, 24.<text:span text:style-name="T4">))</text:span> </text:p>
      <text:p text:style-name="Preformatted_20_Text"/>
      <text:p text:style-name="P5">11. To je zawěsće wěrno: Jeli zo my z nim wumrjemy, dha z nim tež žiwi budźemy; <text:span text:style-name="T4">ref((</text:span>Rom. 6, 5. St. 8, 17. 1 Pětr. 4, 13.<text:span text:style-name="T4">))</text:span></text:p>
      <text:p text:style-name="Preformatted_20_Text"/>
      <text:p text:style-name="P5">12. Jeli zo my pšećeŕpimy, dha budźemy tež z nim knježić; jeli zo my jeho zaprěmy, dha wón tež nas zaprěć budźe; <text:span text:style-name="T4">ref((</text:span>Mat. 10, 33. Luk. 9, 26 x.<text:span text:style-name="T4">))</text:span> </text:p>
      <text:p text:style-name="Preformatted_20_Text"/>
      <text:p text:style-name="P5">13. Jeli zo my njewěrimy, dha wón wšak swěrny wostanje: Wón so sam zaprěć njemóže. <text:span text:style-name="T4">ref((</text:span>Rom. 3, 3. 4 Mójz. 23, 19.<text:span text:style-name="T4">))</text:span> </text:p>
      <text:p text:style-name="Preformatted_20_Text"/>
      <text:p text:style-name="P5">14. Na to jim spomń a wobswědč před Knjezowym wobličom, zo bychu so słowow dla njewadźili, kotrež k ničźomu wužitne njeje, chiba k zamylenju tych, kiž posłuchaju. <text:span text:style-name="T4">ref((</text:span>Tit. 3, 9. 1 Tim. 6, 4.<text:span text:style-name="T4">))</text:span></text:p>
      <text:p text:style-name="Preformatted_20_Text"/>
      <text:p text:style-name="Preformatted_20_Text">15. Prócuj so, zo sam so Bohu wopokažeš jako prawy dźěłaćer, kiž by so njetrjebał zahanibować a kiž by derje rozdźělił to słowo teje prawdy. </text:p>
      <text:p text:style-name="Preformatted_20_Text"/>
      <text:p text:style-name="P5">16. Teho njeswjateho prózdneho baća so wostaj; přetož wone wjele pomha k bjesbóžnozći, <text:span text:style-name="T4">ref((</text:span>1 Tim. 4, 7. St. 6, 20. Tit. 1, 14.<text:span text:style-name="T4">))</text:span> </text:p>
      <text:p text:style-name="Preformatted_20_Text"/>
      <text:p text:style-name="P5">17. A tajkich njebolakow słowo žerje wokoło so jako rak, bjez kotrymiž staj Himen a Philet, <text:span text:style-name="T4">ref((</text:span>1Tim.1,20.<text:span text:style-name="T4">))</text:span> </text:p>
      <text:p text:style-name="Preformatted_20_Text"/>
      <text:p text:style-name="P5">18. Kotrajž so nimo wěrnosće staj zabłudźiłaj a prajitaj, zo horjestawanje so hižom je stało, a staj někotrych wěru pšewróćiłaj. <text:span text:style-name="T4">ref((</text:span>1 Tim. 6, 21.<text:span text:style-name="T4">))</text:span> </text:p>
      <text:p text:style-name="Preformatted_20_Text"/>
      <text:p text:style-name="P5">19. Ale to twjerde załoženje Bože wobsteji a ma tón zygel: Tón Knjez znaje swojich; a: njech wotstupi wot njeprawdosće, štóž mjenuje to mjeno Chrystusowe. <text:span text:style-name="T4">ref((</text:span>Pj. 1, 6. Mat. 7, 23.<text:span text:style-name="T4">))</text:span></text:p>
      <text:p text:style-name="Preformatted_20_Text"/>
      <text:p text:style-name="Preformatted_20_Text">20. We wulkim domje pak njejsu jeno złote a slěborne sudobja, ale tež drjewjane a hlinjane; a někotre su k česći, druhe pak k nječesći. </text:p>
      <text:p text:style-name="Preformatted_20_Text"/>
      <text:p text:style-name="P5">21. Štóž so teho dla sam wučisći wot tajkich ludźi, tón budźe sudobjo k česći swjećene a wužitne hospodarjej a k wšemu dobremu skutku přihotowane.</text:p>
      <text:p text:style-name="P5"><text:s/></text:p>
      <text:p text:style-name="P5">22. Wostaj so tež tych lóšto teje młodosće; ćěě pak za prawdosću, za wěru, za lubosću, za měrom z tymi, kiž so k temu Knjezej wołaju z čistej wutrobu. <text:span text:style-name="T4">ref((</text:span>1 Tim. 6, 11.<text:span text:style-name="T4">))</text:span></text:p>
      <text:p text:style-name="Preformatted_20_Text"/>
      <text:p text:style-name="P5">23. Ale zaćisń hłupe a njekhmane woprašowanja; přetož ty wěš, zo wone zwadu porodźa. <text:span text:style-name="T4">ref((</text:span>1Tim. 4, 7. Tit. 3, 9. 1 Tim. 6, 4.<text:span text:style-name="T4">))</text:span></text:p>
      <text:p text:style-name="P5"/>
      <text:p text:style-name="P5"><text:s/></text:p>
      <text:p text:style-name="P6"><text:soft-page-break/>24. Knjezowy wotročk pak njedyrbi zwadniwy być, ale łahodny přećiwo kóždemu, wuztaty na wučenje, zćeŕpny k pšenošenju tych złych, <text:span text:style-name="T4">ref((</text:span>Tit. 1, 7—9.<text:span text:style-name="T5">))</text:span></text:p>
      <text:p text:style-name="P6"/>
      <text:p text:style-name="P6">25. Kiž w ćichosći by tych roswučił, kiž so přećiwja, hdy by jim něhdy Bóh chcył pokutu dać, zo bychu prawdu póznali, <text:span text:style-name="T4">ref((</text:span>St. 4, 2.<text:span text:style-name="T5">))</text:span> </text:p>
      <text:p text:style-name="Preformatted_20_Text"/>
      <text:p text:style-name="Preformatted_20_Text">26. A so zaso wuztrózbili ze zwjazkow teho čerta, wot kotrehož woni jeći su k jeho woli. </text:p>
      <text:p text:style-name="Preformatted_20_Text"/>
      <text:p text:style-name="Preformatted_20_Text"/>
      <text:p text:style-name="P3">%----------------------------------- </text:p>
      <text:p text:style-name="P6"><text:span text:style-name="T1"/></text:p>
      <text:p text:style-name="P6"><text:span text:style-name="T2">staw((</text:span>3. Staw.<text:span text:style-name="T5">))</text:span></text:p>
      <text:p text:style-name="P6"/>
      <text:p text:style-name="P6"><text:span text:style-name="T5">detail((</text:span>Wo surowosći poslenich časow a krasnym wužitku Božeho pisma.<text:span text:style-name="T5">))</text:span></text:p>
      <text:p text:style-name="P6"/>
      <text:p text:style-name="P3">%----------------------------------- </text:p>
      <text:p text:style-name="P6"><text:span text:style-name="T1"/></text:p>
      <text:p text:style-name="P6">1. To pak dyrbiš wjedźić, zo w poslenich dnjach budźa ćežke časy naztać; <text:span text:style-name="T4">ref((</text:span>1 Tim. 4, 1.<text:span text:style-name="T5">))</text:span></text:p>
      <text:p text:style-name="Preformatted_20_Text"/>
      <text:p text:style-name="P7">2. Přetož ludźo budźa, kotřiž sami so lubuja, su lakomni na pjenjezy, wysokeje mysle, hordźi, leztrarjo, staršim njeposłušni, njedźakomni, njeswjeći, </text:p>
      <text:p text:style-name="P7"/>
      <text:p text:style-name="P7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8.tif.large.jpg </text:p>
      <text:p text:style-name="Preformatted_20_Text">%----------------------------------------------------------- </text:p>
      <text:p text:style-name="Preformatted_20_Text"/>
      <text:p text:style-name="Preformatted_20_Text">3. Kiž su bjez pširodźeneje lubosće, njezjednoćiwi, čertowscy, njehanibići, dźiwi, njedobri, </text:p>
      <text:p text:style-name="Preformatted_20_Text"/>
      <text:p text:style-name="Preformatted_20_Text">4. Pšeradnizy, nahłi, nadući, kiž lóšty wjazy lubuja dyžli Boha; </text:p>
      <text:p text:style-name="Preformatted_20_Text"/>
      <text:p text:style-name="P8">5. Kiž su na zdaće bohabojazni, ale móc teje bohabojosće zapru. A tych so zdaluj! <text:span text:style-name="T4">ref((</text:span>Tit. 1, 16.<text:span text:style-name="T6">))</text:span></text:p>
      <text:p text:style-name="Preformatted_20_Text"/>
      <text:p text:style-name="P8">6. Přetož wot tajkich su, kiž so tam a sem do khěžow sunja a wjedu te žónki jate, kotrež z hrěchami su wobćežene a přez wšelke požadanje hnate, <text:span text:style-name="T4">ref((</text:span>Ti. 1, 11.<text:span text:style-name="T6">))</text:span></text:p>
      <text:p text:style-name="P8"/>
      <text:p text:style-name="P8">7. Kotrež přeco wuknu a wšak nihdy do póznaća teje prawdy přińć njemóža. <text:span text:style-name="T4">ref((</text:span>1 Tim. 2, 4.<text:span text:style-name="T6">))</text:span></text:p>
      <text:p text:style-name="P8"/>
      <text:p text:style-name="P8">8. S runym wašnjom pak, jako Jannes a Jambres so Mójzasej pšećiwištaj, tak tež tajcy so přećiwja tej wěrnosći; su ludźo zkaženeho rozuma a su njedostojni k wěrje. <text:span text:style-name="T4">ref((</text:span>2 Mójz. 7, 11. 22.<text:span text:style-name="T6">))</text:span> </text:p>
      <text:p text:style-name="Preformatted_20_Text"/>
      <text:p text:style-name="Preformatted_20_Text">9. Ale jim so dale tak derje njepóńdźe; přetož jich wrótnozć budźe kóždemu zjawna, jako tež tamneju bě. </text:p>
      <text:p text:style-name="Preformatted_20_Text"/>
      <text:p text:style-name="P8">10. Ty sy pak šoł po mojej wučbje, wašnju, mysli, wěrje, ćichomnozći, lubosći, sćerpliwosći, <text:span text:style-name="T4">ref((</text:span>1 Tim. 4, 6.<text:span text:style-name="T6">))</text:span> </text:p>
      <text:p text:style-name="Preformatted_20_Text"/>
      <text:p text:style-name="P8">11. Přesćěhanju a ćerpjenju, kotrež su mje trjechiłe we Antiochii, we Jkonii, w Lyztrach, kotrež přesćěhanje tam pšećeŕpich; a ze wšitkeho teho je mje tón Knjez wumóhł. <text:span text:style-name="T4">ref((</text:span>Jap. zk. 13, 50. St. 14, 2. 19. 22.<text:span text:style-name="T6">))</text:span></text:p>
      <text:p text:style-name="P8"><text:s/></text:p>
      <text:p text:style-name="P8">12. A wšitcy tež, kotřiž chcedźa bohabojazne žiwjenje wjesć w Chrystusu Jezusu, dyrbjapšezćěhanje ćerpić. <text:span text:style-name="T4">ref((</text:span>Mat. 16, 24. Jap. zk. 14, 22.<text:span text:style-name="T6">))</text:span></text:p>
      <text:p text:style-name="P8"><text:s/></text:p>
      <text:p text:style-name="Preformatted_20_Text">13. Se złymi ludźimi pak a ze zawjednikami je přeco dale hórje: zawjedu a budźa zawjedźeni. </text:p>
      <text:p text:style-name="Preformatted_20_Text"/>
      <text:p text:style-name="P8">14. Ale ty wostań při tym, štož sy nawuknył a tebi je dowěrjene; přetož ty wěš, wot koho sy wuknył. </text:p>
      <text:p text:style-name="P8"/>
      <text:p text:style-name="P4">%----------------------------------- </text:p>
      <text:p text:style-name="P8"><text:span text:style-name="T1"/></text:p>
      <text:p text:style-name="P8"><text:span text:style-name="T3">detail((</text:span>Tekst na 6. njedźelu po swj. Trojicy. IV.<text:span text:style-name="T6">))</text:span></text:p>
      <text:p text:style-name="P8"/>
      <text:p text:style-name="P4">%----------------------------------- </text:p>
      <text:p text:style-name="P8"><text:span text:style-name="T1"/></text:p>
      <text:p text:style-name="P8">15. A zdokelż wot małozće swjate pismo wěš, móže to same će roswučić k zbóžnosći, přez wěru do Chrystusa Jezusa. <text:span text:style-name="T4">ref((</text:span>gom. 1,18:<text:span text:style-name="T6">))</text:span></text:p>
      <text:p text:style-name="Preformatted_20_Text"/>
      <text:p text:style-name="P8">16. Přetož wšitko pismo, přez Bože nadunjenje date, je wužitne k wučenju, k dowjedźenju, k swarjenju, k polěpšenju w prawdosći; <text:span text:style-name="T4">ref((</text:span>2 Pětr. 1, 19—21. Rom. 15, 4.<text:span text:style-name="T6">))</text:span></text:p>
      <text:p text:style-name="P8"/>
      <text:p text:style-name="P8">17. So by Boži čłowjek dokonjany był, k wšemu dobremu skutku hotowy.) <text:span text:style-name="T4">ref((</text:span>St. 2, 21.<text:span text:style-name="T6">))</text:span></text:p>
      <text:p text:style-name="P8"/>
      <text:p text:style-name="P4">%----------------------------------- </text:p>
      <text:p text:style-name="P8"><text:s/></text:p>
      <text:p text:style-name="P8"><text:span text:style-name="T6">staw((</text:span>4. Staw.<text:span text:style-name="T6">))</text:span></text:p>
      <text:p text:style-name="P8"><text:soft-page-break/></text:p>
      <text:p text:style-name="P8"><text:span text:style-name="T6">detail((</text:span>W prědaŕzkim zastojństwje su dobri zastojnicy, kiž na druhich kedźbuja, nuzni. Pawoła bědźenje a króna.<text:span text:style-name="T6">))</text:span></text:p>
      <text:p text:style-name="P8"><text:s/></text:p>
      <text:p text:style-name="P4">%----------------------------------- </text:p>
      <text:p text:style-name="P8"><text:span text:style-name="T1"/></text:p>
      <text:p text:style-name="P9">1. Teho dla wobswědču ja před Bohom a před tym Knjezom Chrystusom, kiž sudźić budźe žiwych a morwych, w swojim zjewjenju a w swojim kralestwje: <text:span text:style-name="T4">ref((</text:span>Jap. z. 10, 1. 2 Thes. 1, 7. 8. St. 2, 8. Jap. zk. 17, 31. Rom. 14, 9. 2 Kor. 5, 10. Mat.25,31. Jan.5,27.<text:span text:style-name="T7">))</text:span></text:p>
      <text:p text:style-name="P9"/>
      <text:p text:style-name="P9">2. Prěduj to słowo, njepšeztań, njech je čas abo nječas, swaŕ, hrož, napominaj ze wšej sćerpnosću a wučbu. <text:span text:style-name="T4">ref((</text:span>Jez. 58, 1.<text:span text:style-name="T7">))</text:span></text:p>
      <text:p text:style-name="P9"><text:s/></text:p>
      <text:p text:style-name="Preformatted_20_Text">3. Přetož čas přińdźe, w kotrymž ztrowu wučbu znjesć njebudźa, ale po samych swojich žadosćach budźa sami sebi wucżerjow nahromadźić, za tym, hač jim wuši budźetej swjeŕbić; </text:p>
      <text:p text:style-name="Preformatted_20_Text"/>
      <text:p text:style-name="P9">4. A budźa wuši wot prawdy wotwróćić a so k basničkam wobroćić. <text:span text:style-name="T4">ref((</text:span>1 Tim. 4, 7.<text:span text:style-name="T7">))</text:span></text:p>
      <text:p text:style-name="P9"><text:s/></text:p>
      <text:p text:style-name="Preformatted_20_Text">5. Ty pak wachuj we wšěm; pšećeŕh złe, čiń dźěło evangelzkeho prědarja, dopjelń swoju słužbu swěru. </text:p>
      <text:p text:style-name="Preformatted_20_Text"/>
      <text:p text:style-name="P9">6. Přetož ja budu hižom woprowany a čas mojeho woteńdźenja je blisko. <text:span text:style-name="T4">ref((</text:span>Phil. 2, 17.<text:span text:style-name="T7">))</text:span></text:p>
      <text:p text:style-name="P9"/>
      <text:p text:style-name="P9">7. Ja sym so dobre bědźenje bědźił, ja sym doběhał, ja sym wěru dźeržał. <text:span text:style-name="T4">ref((</text:span>1 Kor. 9, 24. 25.<text:span text:style-name="T7">))</text:span></text:p>
      <text:p text:style-name="P9"/>
      <text:p text:style-name="P9">8. Na to je mi wotpołožena króna teje prawdosće, kotruž mi tón Knjez na tamnym dnju, tón prawy sudnik, podać budźe, nic pak mi sa| memu, ale tež wšitkim, kiž jeho zjewjenje lubuja. <text:span text:style-name="T4">ref((</text:span>1 Pětr. 5, 4.<text:span text:style-name="T7">))</text:span></text:p>
      <text:p text:style-name="P9"/>
      <text:p text:style-name="P9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19.tif.large.jpg </text:p>
      <text:p text:style-name="Preformatted_20_Text">%----------------------------------------------------------- </text:p>
      <text:p text:style-name="P9"><text:s/></text:p>
      <text:p text:style-name="P9">9. Čiń, zo by najskerje ke mni přišoł; <text:span text:style-name="T4">ref((</text:span>Scht. 21.<text:span text:style-name="T7">))</text:span></text:p>
      <text:p text:style-name="Preformatted_20_Text"/>
      <text:p text:style-name="P9">10. Přetož Demas je mje wopušćił a nětčiši swět lubuje, a je do Thesaloniki ćahnył, Krezzens do Galatizkeje, Titus do Dalmatizkeje; <text:span text:style-name="T4">ref((</text:span>Kol. 4, 14.<text:span text:style-name="T7">))</text:span></text:p>
      <text:p text:style-name="P9"><text:s/></text:p>
      <text:p text:style-name="Preformatted_20_Text">11. Lukaš je sam lutki pola mje. Marka wzmi k sebi a přiwjedź jeho sobu; přetož wón je mi jara wužitny k słužbje. </text:p>
      <text:p text:style-name="Preformatted_20_Text"/>
      <text:p text:style-name="P9">12. Tychika sym pak do Epheza pósłał. <text:span text:style-name="T4">ref((</text:span>Jap. zk. 20, 4.<text:span text:style-name="T7">))</text:span> </text:p>
      <text:p text:style-name="Preformatted_20_Text"/>
      <text:p text:style-name="Preformatted_20_Text">13. Tón mantl, kotryž w Troadźe pola Karpa sym wostajił, přinjes sobu, hdyž přińdźeš, a te knihi, wosebje pak tón pergament. </text:p>
      <text:p text:style-name="Preformatted_20_Text"/>
      <text:p text:style-name="P9">14. Aleksander, tón kowar, je mi wjele złeho wopokazał; njech jemu tón Knjez zapłaći po jeho skutkach. <text:span text:style-name="T4">ref((</text:span>1 Tim. 1, 20.<text:span text:style-name="T7">))</text:span></text:p>
      <text:p text:style-name="Preformatted_20_Text"/>
      <text:p text:style-name="Preformatted_20_Text">15. Kotrehož so tež ty hladaj; přetož wón je našim słowam so jara přećiwił. </text:p>
      <text:p text:style-name="Preformatted_20_Text"/>
      <text:p text:style-name="P9">16. W mojim prěńšim zamołwjenju žadyn při mni njesteješe, ale wšitcy mje wopušćichu. To jim njebudź přicpěte. <text:span text:style-name="T4">ref((</text:span>Jan. 16, 32.<text:span text:style-name="T7">))</text:span> </text:p>
      <text:p text:style-name="Preformatted_20_Text"/>
      <text:p text:style-name="P9">17. Tón Knjez pak při mni steješe a mje posylnješe, zo by přez mje to prědowanje dopjelnjene było, tak zo bychu wšitcy póhanjo posłuchali. A ja buch wutorhnjeny z klamy teho lawa. <text:span text:style-name="T4">ref((</text:span>Jap. zl. 12, 11.<text:span text:style-name="T7">))</text:span></text:p>
      <text:p text:style-name="P9"><text:s/></text:p>
      <text:p text:style-name="Preformatted_20_Text">18. Tón Knjez budźe mje tež wumóž ze wšeho złeho skutka a mi zbóžnje dopomhać k swojemu njebjeskemu kralestwu; kotremuž budź česć wot wěčnosće k wěčnosći. Hamjeń. </text:p>
      <text:p text:style-name="Preformatted_20_Text"/>
      <text:p text:style-name="P9">19. Rjekń wjele dobreho Prizzy a A chwili a temu Oneziphorowemu domu. <text:span text:style-name="T4">ref((</text:span>St. 1, 16.<text:span text:style-name="T7">))</text:span></text:p>
      <text:p text:style-name="P9"><text:s/></text:p>
      <text:p text:style-name="Preformatted_20_Text">20. Eraztus wosta w Korinće; Trophima pak wostajich choreho w Mileće. </text:p>
      <text:p text:style-name="Preformatted_20_Text"/>
      <text:p text:style-name="P9">21. Hladaj, zo by do zymy ke mni přišoł. Tebi dadźa wjele dobreho powjedźić Eubulus a Pudens a Linus a Klawdia a wšitcy bratřa. <text:span text:style-name="T4">ref((</text:span>Scht. 9.<text:span text:style-name="T7">))</text:span></text:p>
      <text:p text:style-name="P9"><text:s/></text:p>
      <text:p text:style-name="P9">22. Tón Knjez Jezus Chrystus budź z twojim duchom! Hnada budź z wami! Hamjeń. <text:span text:style-name="T4">ref((</text:span>Tit. 3, 15.<text:span text:style-name="T7">))</text:span></text:p>
      <text:p text:style-name="P9"/>
      <text:p text:style-name="P9">vertspace(()) Druhi list na Timotheja, prěnjeho postajeneho Ephezizkeho biskopa, pisany z Roma, jako Pawoł k druhemu bu před kejžora Nerona stajeny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0T13:00:58.312020019</dc:date>
    <meta:editing-duration>PT19M4S</meta:editing-duration>
    <meta:editing-cycles>5</meta:editing-cycles>
    <meta:document-statistic meta:table-count="0" meta:image-count="0" meta:object-count="0" meta:page-count="8" meta:paragraph-count="143" meta:word-count="2027" meta:character-count="12977" meta:non-whitespace-character-count="10983"/>
  </office:meta>
</office:document-meta>
</file>